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in" fo:margin-bottom="0in" style:contextual-spacing="false" fo:line-height="120%" style:writing-mode="lr-tb"/>
    </style:style>
    <style:style style:name="T1" style:family="text">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loext:char-shading-value="0"/>
    </style:style>
    <style:style style:name="T4" style:family="text">
      <style:text-properties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769113c3-8d68-7c3c-14c4-c85dc58bac7a"/>Software Requirements for Picaxe Serial Interface</text:p>
      <text:p text:style-name="Text_20_body"/>
      <text:p text:style-name="P2">Stuff to know: a “1” means the line is high (5v), while a “0” means the line is low (0v)</text:p>
      <text:p text:style-name="Text_20_body"/>
      <text:p text:style-name="P5"><text:span text:style-name="T1">1. Will comply with all necessary handshake procedures as described at:</text:span><text:a xlink:type="simple" xlink:href="http://www.atarimagazines.com/compute/issue38/073_1_HOW_THE_VIC_64_SERIAL_BUS_WORKS.php"><text:span text:style-name="T2"> </text:span></text:a><text:a xlink:type="simple" xlink:href="http://www.atarimagazines.com/compute/issue38/073_1_HOW_THE_VIC_64_SERIAL_BUS_WORKS.php"><text:span text:style-name="T3">www.atarimagazines.com/compute/issue38/073_1_HOW_THE_VIC_64_SERIAL_BUS_WORKS.php</text:span></text:a></text:p>
      <text:p text:style-name="P2">https://www.c64-wiki.com/index.php/Serial_Port</text:p>
      <text:p text:style-name="Text_20_body"/>
      <text:p text:style-name="P2">2. Will be Device 1, Subchannel 1 for the purpose of the “select” mode</text:p>
      <text:p text:style-name="Text_20_body"/>
      <text:p text:style-name="P2">Electrical System:</text:p>
      <text:p text:style-name="Text_20_body"/>
      <text:p text:style-name="P2">A Picaxe-28x2 will be used</text:p>
      <text:p text:style-name="P2">Used pins (* indicates active low):</text:p>
      <text:p text:style-name="Text_20_body"/>
      <text:p text:style-name="P2">B0 to SRQ*</text:p>
      <text:p text:style-name="P2">B1 to ATN*</text:p>
      <text:p text:style-name="P2">B2 to CLK*</text:p>
      <text:p text:style-name="P2">B3 to DATA*</text:p>
      <text:p text:style-name="P2">B4 to RESET*</text:p>
      <text:p text:style-name="Text_20_body"/>
      <text:p text:style-name="P2">SRQ stands for Serial Request, described in above documents</text:p>
      <text:p text:style-name="P2">ATN stands for Serial Attention, described in above documents</text:p>
      <text:p text:style-name="P2">CLK stands for Clock, described in above documents</text:p>
      <text:p text:style-name="P2">DATA stands for data, described in above documents</text:p>
      <text:p text:style-name="P2">RESET stands for reset, described in above documents</text:p>
      <text:p text:style-name="Text_20_body"/>
      <text:p text:style-name="P2">MAKE SURE THERE IS AS LITTLE DELAY AS POSSIBLE WHEN COMMUNICATING WITH THE C64 THROUGH SERIAL!!!</text:p>
      <text:p text:style-name="Text_20_body"/>
      <text:p text:style-name="P2">From there, you need to create some standard of communication between the serial port and this memory board. I suggest something similar to this:</text:p>
      <text:p text:style-name="P2">The C64 sends one byte that tells the picaxe whether it wants to write or read information.</text:p>
      <text:p text:style-name="P2">The next byte sent from the C64 will be the byte to write or address to read.</text:p>
      <text:p text:style-name="P2">You will have to write the code that either fetch or store information.</text:p>
      <text:p text:style-name="P2">You have access to two LEDs on port A2 and A3</text:p>
      <text:p text:style-name="Text_20_body"/>
      <text:p text:style-name="P2">Information will be stored in a 256 byte static ram storage chip. Instructions are included in this document.</text:p>
      <text:p text:style-name="Text_20_body"/>
      <text:p text:style-name="P2"><text:soft-page-break/>The memory chip, 6116 SRAM, has three sections you will have to work with. First, there is the address line. These eight wires will let you control where the byte of data is stored or retrieved from. See the section on the shift register to learn how to select memory addresses.</text:p>
      <text:p text:style-name="P2">ex. A memory address of 00000001 will write or retrieve data in position one</text:p>
      <text:p text:style-name="P2">ex. A memory address of 00000101 will write or retrieve data in position five</text:p>
      <text:p text:style-name="Text_20_body"/>
      <text:p text:style-name="P2">Next, there is the data line This is a bidirectional bus that will either send or receive data from the memory chip.</text:p>
      <text:p text:style-name="Text_20_body"/>
      <text:p text:style-name="P2">Finally, there is the chip control lines. These are three wires that will tell the chip what to do.</text:p>
      <text:p text:style-name="P2">I have used a logic circuit to condense this to two wires: Chip select (active low), and Write Receive.</text:p>
      <text:p text:style-name="P2">If you want to write data, set CS low and WR low</text:p>
      <text:p text:style-name="P2">If you want to read data, set CS low and WR high</text:p>
      <text:p text:style-name="P2">If you are not using the chip, make sure CS and WR are high</text:p>
      <text:p text:style-name="Text_20_body"/>
      <text:p text:style-name="P2">Lets take an example: You want to write the byte 10101010 to memory address.</text:p>
      <text:p text:style-name="P2">At all times when the memory chip is not being used, chip select should be high. This means that there is no chance of damage to the chip.</text:p>
      <text:p text:style-name="P2">Next, make sure C0 to C7 are declared as outputs. This will let you write data to the data line.</text:p>
      <text:p text:style-name="P2">Then write your byte (in this case 10101010) to C0 to C7</text:p>
      <text:p text:style-name="P2">Next, fill up the address register and enable the latch (see section on shift register).</text:p>
      <text:p text:style-name="P2">Next, set WR low then CS low</text:p>
      <text:p text:style-name="P2">Data has been written to the memory chip at the address specified.</text:p>
      <text:p text:style-name="P2">Set CS and WR high</text:p>
      <text:p text:style-name="Text_20_body"/>
      <text:p text:style-name="P2">Example two: You want to read data at address 00000001 from the chip.</text:p>
      <text:p text:style-name="P2">CS should be high</text:p>
      <text:p text:style-name="P2">Make sure that C0 to C7 have been configured as inputs</text:p>
      <text:p text:style-name="P2">Fill up the address bus with the byte 00000001</text:p>
      <text:p text:style-name="P2">Set WR to high and CS to low</text:p>
      <text:p text:style-name="P2">Use the input function to read data from C0 to C7</text:p>
      <text:p text:style-name="P2">Set CS and WR high</text:p>
      <text:p text:style-name="Text_20_body"/>
      <text:p text:style-name="P2">Using the shift register</text:p>
      <text:p text:style-name="P2">The Picaxe 28x2 doesn't have all that many pins. An address bus also takes up a full eight pins. What if there was a way to shrink the amount of space it used?</text:p>
      <text:p text:style-name="P2">That is what a shift register does. It allows data to be inputted serially then displayed in parallel.</text:p>
      <text:p text:style-name="P2">There are three pins you need to control a shift register. SER, SRCLK, and SCLK.</text:p>
      <text:p text:style-name="P2">B5 to SER</text:p>
      <text:p text:style-name="P2">B6 to SRCLK</text:p>
      <text:p text:style-name="P2">B7 to SCLK</text:p>
      <text:p text:style-name="Text_20_body"/>
      <text:p text:style-name="P2"><text:soft-page-break/>Let's use an example. You want to set the address bus to 10101010.</text:p>
      <text:p text:style-name="P2">First, we need to input the data.</text:p>
      <text:p text:style-name="P2">The shift register will “shift” one bit in every time the SRCLK signal goes from low to high.</text:p>
      <text:p text:style-name="P2">Set B5 (the data line) to high</text:p>
      <text:p text:style-name="P2">Set B6 (clock) to high then low</text:p>
      <text:p text:style-name="P2">The first bit has been added</text:p>
      <text:p text:style-name="P2">Now, repeat that seven more times.</text:p>
      <text:p text:style-name="P2">Set B5 (the data line) to low</text:p>
      <text:p text:style-name="P2">Set B6 (clock) to high then low</text:p>
      <text:p text:style-name="P2">Set B5 (the data line) to high</text:p>
      <text:p text:style-name="P2">Set B6 (clock) to high then low</text:p>
      <text:p text:style-name="P2">Set B5 (the data line) to low</text:p>
      <text:p text:style-name="P2">Set B6 (clock) to high then low</text:p>
      <text:p text:style-name="P2">Set B5 (the data line) to high</text:p>
      <text:p text:style-name="P2">Set B6 (clock) to high then low</text:p>
      <text:p text:style-name="P2">Set B5 (the data line) to low</text:p>
      <text:p text:style-name="P2">Set B6 (clock) to high then low</text:p>
      <text:p text:style-name="P2">Set B5 (the data line) to high</text:p>
      <text:p text:style-name="P2">Set B6 (clock) to high then low</text:p>
      <text:p text:style-name="P2">Set B5 (the data line) to low</text:p>
      <text:p text:style-name="P2">Set B6 (clock) to high then low</text:p>
      <text:p text:style-name="P2">Now the message 10101010 has been written into the shift register. Now, you want the register to display the address information to the memory chip. Set the latch pin (B7) to high while you tell the memory chip to read the data. Then, set the latch pin to low.</text:p>
      <text:p text:style-name="P2">MAKE SURE YOU ALWAYS WRITE A FULL BYTE TO THE REGISTER</text:p>
      <text:p text:style-name="Text_20_body"/>
      <text:p text:style-name="P2">Here is a good tutorial on register use:</text:p>
      <text:p text:style-name="P5"><text:a xlink:type="simple" xlink:href="http://www.arduino.cc/en/Tutorial/ShiftOut"><text:span text:style-name="T3">http://www.arduino.cc/en/Tutorial/ShiftOut</text:span></text:a></text:p>
      <text:p text:style-name="P2">It uses an arduino so syntax will be different, but the concepts will stillbe similar.</text:p>
      <text:p text:style-name="Text_20_body"/>
      <text:p text:style-name="P2">LEDs</text:p>
      <text:p text:style-name="P2">You have two LEDs on ports A2 and A3. To control these simply set A2 or A3 to high or low. </text:p>
      <text:p text:style-name="P1"><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p>
      <text:p text:style-name="P2">Circuit diagram (google part numbers to find datasheets etc):</text:p>
      <text:p text:style-name="Text_20_body"/>
      <text:p text:style-name="P4"><text:soft-page-break/><draw:frame draw:style-name="fr1" draw:name="Image1" text:anchor-type="as-char" svg:width="6.5in" svg:height="8.4165in" draw:z-index="0"><draw:image xlink:href="https://lh3.googleusercontent.com/Yjgk83zpcNFd3QF-1qJwVIF81hRzXyoMsTSo47tZfF2TjTxxUbz4z5nO0T7kE5ZMYWrFJ14blYrsIgRWFL_38boN8YyvY_SJt1IGL9QKNkb0T8Mj0ZkqvD5Q_Q3_aSQwJfqa5tw" xlink:type="simple" xlink:show="embed" xlink:actuate="onLoad"/></draw:frame></text:p>
      <text:p text:style-name="P2">My random calculations and logic saved for posterity:</text:p>
      <text:p text:style-name="P4"><text:soft-page-break/><draw:frame draw:style-name="fr1" draw:name="Image2" text:anchor-type="as-char" svg:width="6.5in" svg:height="8.4165in" draw:z-index="1"><draw:image xlink:href="https://lh6.googleusercontent.com/JmqYS5PI8qLC8SIG8U1lx83JVADvsV3zyCi5Kc4OJ9b3Gblm-GDdNfk_CaHpNdw1_xGTcSTOqAOopz45MI2-Ws0gEEAUw2OKDg3qyGx1v0EqBqW7b13YiR4Af-I-dqaSX4Ii7js" xlink:type="simple" xlink:show="embed" xlink:actuate="onLoad"/></draw:frame></text:p>
      <text:p text:style-name="Text_20_body"><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2.5.2$Windows_x86 LibreOffice_project/6ff819b65674ae6c83f3cbab9e4a4c2b292a7a94</meta:generator>
    <dc:date>2015-05-25T16:29:28.232000000</dc:date>
    <meta:document-statistic meta:table-count="0" meta:image-count="2" meta:object-count="0" meta:page-count="6" meta:paragraph-count="90" meta:word-count="954" meta:character-count="5041" meta:non-whitespace-character-count="4149"/>
    <meta:user-defined meta:name="Info 1"/>
    <meta:user-defined meta:name="Info 2"/>
    <meta:user-defined meta:name="Info 3"/>
    <meta:user-defined meta:name="Info 4"/>
  </office:meta>
</office:document-meta>
</file>